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rsid="00172de2" officeooo:paragraph-rsid="00172de2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99b63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officeooo:paragraph-rsid="001b3cfe"/>
    </style:style>
    <style:style style:name="T1" style:family="text">
      <style:text-properties loext:padding="0cm" loext:border="none"/>
    </style:style>
    <style:style style:name="T2" style:family="text">
      <style:text-properties officeooo:rsid="00172de2"/>
    </style:style>
    <style:style style:name="T3" style:family="text">
      <style:text-properties fo:language="en" fo:country="US" officeooo:rsid="00172de2"/>
    </style:style>
    <style:style style:name="T4" style:family="text">
      <style:text-properties fo:language="en" fo:country="US" officeooo:rsid="001b3cf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.5pt" fo:language="en" fo:country="US" fo:font-style="italic" fo:font-weight="normal" officeooo:rsid="00199b63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fo:font-size="10.5pt" fo:font-style="italic" fo:font-weight="normal" officeooo:rsid="00199b63" style:font-size-asian="10.5pt" style:font-style-asian="italic" style:font-weight-asian="normal" style:font-size-complex="10.5pt" style:font-style-complex="italic" style:font-weight-complex="normal"/>
    </style:style>
    <style:style style:name="T8" style:family="text">
      <style:text-properties officeooo:rsid="001b3cfe"/>
    </style:style>
    <style:style style:name="T9" style:family="text">
      <style:text-properties fo:language="ru" fo:country="RU" officeooo:rsid="001b3cf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Техническое Задание: Разработка игры на PyGame</text:h>
      <text:p text:style-name="P17">1. Общая информация:</text:p>
      <text:p text:style-name="P17"><text:s text:c="4"/>• Название проекта: shooter</text:p>
      <text:p text:style-name="P17"><text:s text:c="4"/>• Описание: Разработка 2D игры с использованием библиотеки PyGame. Игра должна иметь несколько экранов (меню, игра, настройки и тд.), а также игровой процесс, включающий в себя движение игрока, стрельбу, появление врагов и сбор очков.</text:p>
      <text:p text:style-name="P17"><text:s text:c="4"/>• Цель: Создание полностью функциональной игры с элементами геймплея.</text:p>
      <text:p text:style-name="P17">2. Функциональные требования:</text:p>
      <text:p text:style-name="P17"><text:s text:c="4"/>• Игровое окно:</text:p>
      <text:p text:style-name="P17"><text:s text:c="8"/>◦ Разрешение: 1080x720 пикселей.</text:p>
      <text:p text:style-name="P17"><text:s text:c="8"/>◦ Заголовок окна: “I love cats!!!”.</text:p>
      <text:p text:style-name="P17"><text:s text:c="4"/>• Сцены (экраны):</text:p>
      <text:p text:style-name="P17"><text:s text:c="8"/>◦ Главное меню:</text:p>
      <text:p text:style-name="P17"><text:s text:c="12"/>▪ Кнопки “Играть”, “Настройки”, “Персонаж”, “Оружие”, “Выход”.</text:p>
      <text:p text:style-name="P17"><text:s text:c="12"/>▪ Переходы на соответствующие экраны.</text:p>
      <text:p text:style-name="P17"><text:s text:c="8"/>◦ Экран игры:</text:p>
      <text:p text:style-name="P17"><text:s text:c="12"/>▪ Управление персонажем (стрелочки/WSAD).</text:p>
      <text:p text:style-name="P17"><text:s text:c="12"/>▪ Стрельба по щелчку мыши.</text:p>
      <text:p text:style-name="P17"><text:s text:c="12"/>▪ Появление врагов (мобов).</text:p>
      <text:p text:style-name="P17"><text:s text:c="12"/>▪ Отображение жизней и опыта персонажа.</text:p>
      <text:p text:style-name="P17"><text:s text:c="12"/>▪ Отображение шкалы жизней мобов.</text:p>
      <text:p text:style-name="P17"><text:s text:c="12"/>▪ Объекты-стены.</text:p>
      <text:p text:style-name="P17"><text:s text:c="8"/>◦ Экран настроек:</text:p>
      <text:p text:style-name="P17"><text:s text:c="12"/>▪ Кнопка “Назад в меню”.</text:p>
      <text:p text:style-name="P17"><text:s text:c="12"/>▪ Реализация отключения звука/музыки (реализовано через чекбоксы).</text:p>
      <text:p text:style-name="P17"><text:s text:c="8"/>◦ Экран выбора персонажа:</text:p>
      <text:p text:style-name="P17"><text:s text:c="12"/>▪ Кнопка “Назад в меню”.</text:p>
      <text:p text:style-name="P17"><text:s text:c="8"/>◦ Экран выбора оружия:</text:p>
      <text:p text:style-name="P17"><text:s text:c="12"/>▪ Кнопка “Назад в меню”.</text:p>
      <text:p text:style-name="P17"><text:s text:c="12"/>▪ Выбор между пистолетом и “выстрелом назад”.</text:p>
      <text:p text:style-name="P17"><text:s text:c="8"/>◦ Экран проигрыша:</text:p>
      <text:p text:style-name="P17"><text:s text:c="12"/>▪ Кнопки “Играть сначала” и “В меню”.</text:p>
      <text:p text:style-name="P17"><text:soft-page-break/><text:s text:c="8"/>◦ Экран победы:</text:p>
      <text:p text:style-name="P17"><text:s text:c="12"/>▪ Кнопки “Играть сначала” и “В меню”.</text:p>
      <text:p text:style-name="P17"><text:s text:c="4"/>• Игровой процесс:</text:p>
      <text:p text:style-name="P17"><text:s text:c="8"/>◦ Движение игрока: вверх, вниз, влево, вправо (за счет нажатия на клавиши).</text:p>
      <text:p text:style-name="P17"><text:s text:c="8"/>◦ Стрельба: пули летят в направлении мыши.</text:p>
      <text:p text:style-name="P17"><text:s text:c="8"/>◦ Разные типы оружия.</text:p>
      <text:p text:style-name="P17"><text:s text:c="8"/>◦ Нанесение урона:</text:p>
      <text:p text:style-name="P17"><text:s text:c="12"/>▪ Пули наносят урон врагам.</text:p>
      <text:p text:style-name="P17"><text:s text:c="12"/>▪ Враги наносят урон игроку при столкновении.</text:p>
      <text:p text:style-name="P17"><text:s text:c="8"/>◦ Разные типы врагов (красные и синие).</text:p>
      <text:p text:style-name="P17"><text:s text:c="8"/>◦ Заморозка мобов (заморозка только определенных типов).</text:p>
      <text:p text:style-name="P17"><text:s text:c="8"/>◦ Сбор опыта.</text:p>
      <text:p text:style-name="P17"><text:s text:c="8"/>◦ Победа, если время игры больше 150 секунд.</text:p>
      <text:p text:style-name="P17"><text:s text:c="8"/>◦ Поражение при 0 жизней у игрока.</text:p>
      <text:p text:style-name="P17"><text:s text:c="4"/>• Прочее:</text:p>
      <text:p text:style-name="P17"><text:s text:c="8"/>◦ Фоновая музыка.</text:p>
      <text:p text:style-name="P17"><text:s text:c="8"/>◦ Использование разных картинок для персонажа (в зависимости от направления).</text:p>
      <text:p text:style-name="P17"><text:s text:c="8"/>◦ Рандомная генерация стен, врагов.</text:p>
      <text:p text:style-name="P17"><text:s text:c="8"/>◦ Обработка столкновений (с врагами, стенами).</text:p>
      <text:p text:style-name="P17"><text:s text:c="8"/>◦ Удаление объектов, выходящих за пределы экрана.</text:p>
      <text:p text:style-name="P17">3. Технические требования:</text:p>
      <text:p text:style-name="P17"><text:s text:c="4"/>• Язык программирования: Python 3.x.</text:p>
      <text:p text:style-name="P17"><text:s text:c="4"/>• Библиотеки:</text:p>
      <text:p text:style-name="P17"><text:s text:c="8"/>◦ PyGame (для графики и событий).</text:p>
      <text:p text:style-name="P17"><text:s text:c="8"/>◦ os (для работы с файловой системой).</text:p>
      <text:p text:style-name="P17"><text:s text:c="8"/>◦ datetime (для отсчета времени).</text:p>
      <text:p text:style-name="P17"><text:s text:c="8"/>◦ random (для рандомных величин).</text:p>
      <text:p text:style-name="P17"><text:s text:c="8"/>◦ math (для тригонометрии и вычисления угла между объектами).</text:p>
      <text:p text:style-name="P17"><text:s text:c="4"/>• Структура кода:</text:p>
      <text:p text:style-name="P17"><text:s text:c="8"/>◦ Разделение на модули (по логическим блокам: спрайты, сцены, хаб).</text:p>
      <text:p text:style-name="P17"><text:s text:c="8"/>◦ Использование классов для объектов (игрок, враги, пули, кнопки и т.д.).</text:p>
      <text:p text:style-name="P17"><text:soft-page-break/><text:s text:c="8"/>◦ Адекватные названия переменных и функций.</text:p>
      <text:p text:style-name="P17"><text:s text:c="8"/>◦ Комментарии в коде.</text:p>
      <text:p text:style-name="P17"><text:s text:c="8"/>◦ Хранение настроек игры: в файле *.ini.</text:p>
      <text:p text:style-name="P17"><text:s text:c="4"/>• Работа с ресурсами:</text:p>
      <text:p text:style-name="P17"><text:s text:c="8"/>◦ Хранение изображений в папке img/.</text:p>
      <text:p text:style-name="P17"><text:s text:c="8"/>◦ Хранение музыки в папке music/.</text:p>
      <text:p text:style-name="P17"><text:s text:c="4"/>• База данных:</text:p>
      <text:p text:style-name="P17"><text:s text:c="8"/>◦ в процессе</text:p>
      <text:p text:style-name="P17">4. Сроки и ресурсы:</text:p>
      <text:p text:style-name="P17"><text:s text:c="4"/>• Сроки разработки:</text:p>
      <text:p text:style-name="P17"><text:s text:c="8"/>◦ 20.12 - Техническое задание.</text:p>
      <text:p text:style-name="P17"><text:s text:c="8"/>◦ 27.12 - Часть кода проекта (может не запускаться, но на GitHub должна появиться).</text:p>
      <text:p text:style-name="P17"><text:s text:c="8"/>◦ 17.01 - Работающая часть проекта.</text:p>
      <text:p text:style-name="P17"><text:s text:c="8"/>◦ 24.01 - Черновик пояснительной записки.</text:p>
      <text:p text:style-name="P17"><text:s text:c="8"/>◦ 31.01 - Код + пояснительная записка + черновик презентации.</text:p>
      <text:p text:style-name="P17"><text:s text:c="8"/>◦ 03.02 - Окончательная сдача (код, записка, презентация).</text:p>
      <text:p text:style-name="P17"><text:s text:c="8"/>◦ 04.02 - Защита.</text:p>
      <text:p text:style-name="P17"><text:s text:c="4"/>• Ресурсы:</text:p>
      <text:p text:style-name="P17"><text:s text:c="8"/>◦ Программное обеспечение:</text:p>
      <text:p text:style-name="P17"><text:s text:c="12"/>▪ Python 3.x.</text:p>
      <text:p text:style-name="P17"><text:s text:c="12"/>▪ PyGame.</text:p>
      <text:p text:style-name="P17"><text:s text:c="12"/>▪ Текстовый редактор/IDE (например, VS Code).</text:p>
      <text:p text:style-name="P17"><text:s text:c="12"/>▪ Git (для контроля версий).</text:p>
      <text:p text:style-name="P17"><text:s text:c="8"/>◦ Компетенции разработчика:</text:p>
      <text:p text:style-name="P17"><text:s text:c="12"/>▪ Python.</text:p>
      <text:p text:style-name="P17"><text:s text:c="12"/>▪ Понимание работы с библиотекой PyGame.</text:p>
      <text:p text:style-name="P17"><text:s text:c="12"/>▪ Умение работать с классами и объектами.</text:p>
      <text:p text:style-name="P17"><text:s text:c="12"/>▪ Знание основ геймдизайна.</text:p>
      <text:p text:style-name="P17"><text:s text:c="12"/>▪ Навыки работы с Git.</text:p>
      <text:p text:style-name="P17">5. Дополнительные требования:</text:p>
      <text:p text:style-name="P17"><text:s text:c="4"/>• Использование библиотеки: Не только PyGame, но и os, random, math, datetime.</text:p>
      <text:p text:style-name="P17"><text:soft-page-break/><text:s text:c="4"/>• Дополнительные библиотеки 😊</text:p>
      <text:p text:style-name="P17"><text:s text:c="4"/>• База данных: <text:span text:style-name="T8">Х</text:span>ранит время. .</text:p>
      <text:p text:style-name="P17">7. Уточнения:</text:p>
      <text:p text:style-name="P17"><text:s text:c="4"/>• Чекбоксы для вкл/выкл музыки.</text:p>
      <text:p text:style-name="P17"><text:s text:c="4"/>• Общая реализация механики игры (с использованием таймеров)</text:p>
      <text:p text:style-name="P17"><text:s text:c="4"/>• Заморозка мобов реализована.</text:p>
      <text:p text:style-name="P17"><text:s text:c="4"/>• Отображение HP/XP игрока/врагов.</text:p>
      <text:p text:style-name="P17"><text:s text:c="4"/>• Рандомная генерация стен/мобов.</text:p>
      <text:p text:style-name="P17">Примечание:</text:p>
      <text:p text:style-name="P17"><text:s text:c="4"/>• Это техническое задание может быть дополнено или изменено в процессе разработки.</text:p>
      <text:p text:style-name="P18"><text:s text:c="4"/>• В момент сдачи <text:span text:style-name="T8">будет </text:span><text:span text:style-name="T4">alpha </text:span><text:span text:style-name="T9">версия игры, некоторые недоработки из за этого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7:42:40.447000000</meta:creation-date>
    <dc:date>2025-01-13T15:19:12.844000000</dc:date>
    <meta:editing-duration>PT2H47M53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103" meta:word-count="576" meta:character-count="4466" meta:non-whitespace-character-count="3225"/>
  </office:meta>
</office:document-meta>
</file>